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25cm" fo:min-width="1.55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26cm" fo:min-width="1.55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234cm" fo:min-width="1.652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>
      <style:graphic-properties draw:textarea-horizontal-align="justify" draw:textarea-vertical-align="middle" draw:auto-grow-height="false" fo:min-height="0.489cm" fo:min-width="3.1cm"/>
    </style:style>
    <style:style style:name="gr10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draw:textarea-vertical-align="middle"/>
    </style:style>
    <style:style style:name="P1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0" draw:id="id10" draw:layer="layout" svg:width="1.5cm" svg:height="0.8cm" svg:x="2.398cm" svg:y="1.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" draw:id="id2" draw:layer="layout" svg:width="4.1cm" svg:height="3cm" svg:x="1.1cm" svg:y="3.1cm">
          <text:p text:style-name="P2"><text:span text:style-name="T1">L</text:span><text:span text:style-name="T1">e</text:span><text:span text:style-name="T1">r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</text:span><text:span text:style-name="T1">s</text:span></text:p>
          <text:p text:style-name="P2"><text:span text:style-name="T1">(</text:span><text:span text:style-name="T1">s</text:span><text:span text:style-name="T1">r</text:span><text:span text:style-name="T1">c</text:span><text:span text:style-name="T1">, </text:span><text:span text:style-name="T1">d</text:span><text:span text:style-name="T1">s</text:span><text:span text:style-name="T1">t</text:span><text:span text:style-name="T1">, </text:span></text:p>
          <text:p text:style-name="P2"><text:span text:style-name="T1">m</text:span><text:span text:style-name="T1">a</text:span><text:span text:style-name="T1">x</text:span><text:span text:style-name="T1">_</text:span><text:span text:style-name="T1">p</text:span><text:span text:style-name="T1">e</text:span><text:span text:style-name="T1">r</text:span><text:span text:style-name="T1">m</text:span><text:span text:style-name="T1">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" draw:id="id1" draw:layer="layout" svg:width="4.1cm" svg:height="3.019cm" svg:x="1.1cm" svg:y="7.281cm">
          <text:p text:style-name="P2"><text:span text:style-name="T1">peso(src→dst) </text:span></text:p>
          <text:p text:style-name="P2"><text:span text:style-name="T1">&lt;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5.2cm" svg:y1="8.791cm" svg:x2="7.2cm" svg:y2="8.75cm" draw:start-shape="id1" draw:start-glue-point="7" svg:d="M5200 8791h1251v-41h749" svg:viewBox="0 0 2001 42">
          <text:p/>
        </draw:connector>
        <draw:connector draw:style-name="gr4" draw:text-style-name="P4" xml:id="id4" draw:id="id4" draw:layer="layout" svg:x1="3.15cm" svg:y1="6.1cm" svg:x2="3.15cm" svg:y2="7.281cm" draw:start-shape="id2" draw:start-glue-point="6" draw:end-shape="id1" draw:end-glue-point="4" svg:d="M3150 6100v1181" svg:viewBox="0 0 1 1182">
          <text:p/>
        </draw:connector>
        <draw:connector draw:style-name="gr4" draw:text-style-name="P4" draw:layer="layout" svg:x1="9cm" svg:y1="8.1cm" svg:x2="3.15cm" svg:y2="6.75cm" draw:start-shape="id3" draw:start-glue-point="5" draw:end-shape="id4" draw:end-glue-point="0" svg:d="M9000 8100v-1350h-5850" svg:viewBox="0 0 5851 1351">
          <text:p/>
        </draw:connector>
        <draw:custom-shape draw:style-name="gr5" draw:text-style-name="P3" xml:id="id5" draw:id="id5" draw:layer="layout" svg:width="3.6cm" svg:height="1.4cm" svg:x="1.35cm" svg:y="11.3cm">
          <text:p text:style-name="P2"><text:span text:style-name="T1">Encontrar vertice de partida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3.15cm" svg:y1="10.3cm" svg:x2="3.15cm" svg:y2="11.3cm" draw:start-shape="id1" draw:start-glue-point="6" draw:end-shape="id5" draw:end-glue-point="0" svg:d="M3150 10300v1000" svg:viewBox="0 0 1 1001">
          <text:p/>
        </draw:connector>
        <draw:custom-shape draw:style-name="gr6" draw:text-style-name="P3" xml:id="id6" draw:id="id6" draw:layer="layout" svg:width="3.6cm" svg:height="1.4cm" svg:x="1.352cm" svg:y="13.9cm">
          <text:p text:style-name="P2"><text:span text:style-name="T1">Encontrar vertice </text:span><text:span text:style-name="T1">de 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15cm" svg:y1="12.7cm" svg:x2="3.152cm" svg:y2="13.9cm" draw:start-shape="id5" draw:start-glue-point="2" draw:end-shape="id6" draw:end-glue-point="0" svg:d="M3150 12700v600h2v600" svg:viewBox="0 0 3 1201">
          <text:p/>
        </draw:connector>
        <draw:custom-shape draw:style-name="gr7" draw:text-style-name="P3" xml:id="id7" draw:id="id7" draw:layer="layout" svg:width="3.6cm" svg:height="1.4cm" svg:x="1.348cm" svg:y="16.3cm">
          <text:p text:style-name="P2"><text:span text:style-name="T1">Calcula</text:span><text:span text:style-name="T1">r </text:span><text:span text:style-name="T1">caminh</text:span><text:span text:style-name="T1">o mais </text:span><text:span text:style-name="T1">cur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152cm" svg:y1="15.3cm" svg:x2="3.148cm" svg:y2="16.3cm" draw:start-shape="id6" draw:start-glue-point="2" draw:end-shape="id7" draw:end-glue-point="0" svg:d="M3152 15300v500h-4v500" svg:viewBox="0 0 5 1001">
          <text:p/>
        </draw:connector>
        <draw:custom-shape draw:style-name="gr8" draw:text-style-name="P3" xml:id="id8" draw:id="id8" draw:layer="layout" svg:width="4.304cm" svg:height="2.966cm" svg:x="0.996cm" svg:y="18.734cm">
          <text:p text:style-name="P2"><text:span text:style-name="T1">Caminh</text:span><text:span text:style-name="T1">o <text:s/></text:span><text:span text:style-name="T1">exi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3.148cm" svg:y1="17.7cm" svg:x2="3.148cm" svg:y2="18.734cm" draw:start-shape="id7" draw:start-glue-point="2" draw:end-shape="id8" draw:end-glue-point="4" svg:d="M3148 17700v1034" svg:viewBox="0 0 1 1035">
          <text:p/>
        </draw:connector>
        <draw:custom-shape draw:style-name="gr9" draw:text-style-name="P5" xml:id="id3" draw:id="id3" draw:layer="layout" svg:width="3.6cm" svg:height="1.4cm" svg:x="7.2cm" svg:y="8.1cm">
          <text:p text:style-name="P5">Escrever soluçã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4" draw:layer="layout" svg:x1="5.3cm" svg:y1="20.217cm" svg:x2="6.4cm" svg:y2="20.217cm" draw:start-shape="id8" draw:start-glue-point="7" svg:d="M5300 20217h1100" svg:viewBox="0 0 1101 1">
          <text:p/>
        </draw:connector>
        <draw:custom-shape draw:style-name="gr9" draw:text-style-name="P5" xml:id="id14" draw:id="id14" draw:layer="layout" svg:width="3.6cm" svg:height="1.4cm" svg:x="6.4cm" svg:y="19.5cm">
          <text:p text:style-name="P5">Solução não encontrad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5" xml:id="id9" draw:id="id9" draw:layer="layout" svg:width="3.6cm" svg:height="1.4cm" svg:x="1.347cm" svg:y="22.603cm">
          <text:p text:style-name="P5">Escrever caminh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4" draw:layer="layout" svg:x1="3.148cm" svg:y1="21.7cm" svg:x2="3.147cm" svg:y2="22.603cm" draw:start-shape="id8" draw:start-glue-point="6" draw:end-shape="id9" draw:end-glue-point="5" svg:d="M3148 21700v452h-1v451" svg:viewBox="0 0 2 904">
          <text:p/>
        </draw:connector>
        <draw:connector draw:style-name="gr4" draw:text-style-name="P4" draw:layer="layout" svg:x1="3.148cm" svg:y1="2.3cm" svg:x2="3.15cm" svg:y2="3.1cm" draw:start-shape="id10" draw:start-glue-point="6" draw:end-shape="id2" draw:end-glue-point="4" svg:d="M3148 2300v401h2v399" svg:viewBox="0 0 3 801">
          <text:p/>
        </draw:connector>
        <draw:custom-shape draw:style-name="gr10" draw:text-style-name="P1" xml:id="id11" draw:id="id11" draw:layer="layout" svg:width="1.5cm" svg:height="0.8cm" svg:x="2.397cm" svg:y="2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4" xml:id="id13" draw:id="id13" draw:layer="layout" svg:x1="3.147cm" svg:y1="24.003cm" svg:x2="3.147cm" svg:y2="25cm" draw:start-shape="id9" draw:start-glue-point="7" draw:end-shape="id11" draw:end-glue-point="4" svg:d="M3147 24003v997" svg:viewBox="0 0 1 998">
          <text:p/>
        </draw:connector>
        <draw:connector draw:style-name="gr11" draw:text-style-name="P5" xml:id="id12" draw:id="id12" draw:layer="layout" svg:x1="9cm" svg:y1="9.5cm" svg:x2="11.995cm" svg:y2="22.507cm" draw:start-shape="id3" draw:start-glue-point="7" svg:d="M9000 9500v6755h2995v6252" svg:viewBox="0 0 2996 13008">
          <text:p/>
        </draw:connector>
        <draw:connector draw:style-name="gr4" draw:text-style-name="P4" draw:layer="layout" draw:line-skew="1.245cm" svg:x1="11.995cm" svg:y1="22.507cm" svg:x2="3.147cm" svg:y2="24.501cm" draw:start-shape="id12" draw:start-glue-point="3" draw:end-shape="id13" draw:end-glue-point="0" svg:d="M11995 22507v1993h-8848v1" svg:viewBox="0 0 8849 1995">
          <text:p/>
        </draw:connector>
        <draw:connector draw:style-name="gr4" draw:text-style-name="P4" draw:layer="layout" draw:line-skew="2.048cm" svg:x1="8.2cm" svg:y1="20.9cm" svg:x2="3.147cm" svg:y2="24.501cm" draw:start-shape="id14" draw:start-glue-point="7" draw:end-shape="id13" draw:end-glue-point="0" svg:d="M8200 20900v3600h-5053v1" svg:viewBox="0 0 5054 36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01:53:06.088118965</meta:creation-date>
    <dc:date>2016-12-11T03:20:07.596998154</dc:date>
    <meta:editing-duration>PT3M22S</meta:editing-duration>
    <meta:editing-cycles>1</meta:editing-cycles>
    <meta:document-statistic meta:object-count="25"/>
    <meta:generator>LibreOffice/5.2.3.3$Linux_X86_64 LibreOffice_project/20m0$Build-3</meta:generator>
  </office:meta>
</office:document-meta>
</file>